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paragraph">
      <style:text-properties officeooo:rsid="00d7184b" officeooo:paragraph-rsid="00d8ad21"/>
    </style:style>
    <style:style style:name="P14" style:family="paragraph" style:parent-style-name="SBC_3a_paragraph_3a_first">
      <style:text-properties officeooo:rsid="00d7184b" officeooo:paragraph-rsid="00d7184b"/>
    </style:style>
    <style:style style:name="P15" style:family="paragraph" style:parent-style-name="Table_20_Contents">
      <style:text-properties officeooo:rsid="00eb640c" officeooo:paragraph-rsid="00eb640c"/>
    </style:style>
    <style:style style:name="P16" style:family="paragraph" style:parent-style-name="Table_20_Contents">
      <style:text-properties officeooo:rsid="00f351fa" officeooo:paragraph-rsid="00f351fa"/>
    </style:style>
    <style:style style:name="P17" style:family="paragraph" style:parent-style-name="SBC_3a_reference">
      <style:text-properties officeooo:paragraph-rsid="00d20dba"/>
    </style:style>
    <style:style style:name="P18" style:family="paragraph" style:parent-style-name="SBC_3a_reference">
      <style:text-properties officeooo:paragraph-rsid="00edfa0d"/>
    </style:style>
    <style:style style:name="P19" style:family="paragraph" style:parent-style-name="SBC_3a_paragraph">
      <style:text-properties officeooo:rsid="00f351fa" officeooo:paragraph-rsid="00f351fa"/>
    </style:style>
    <style:style style:name="P20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21" style:family="paragraph" style:parent-style-name="SBC_3a_title_3a_1">
      <style:text-properties officeooo:rsid="000402be" officeooo:paragraph-rsid="000402be"/>
    </style:style>
    <style:style style:name="P22" style:family="paragraph" style:parent-style-name="SBC_3a_title_3a_1">
      <style:text-properties officeooo:rsid="004a40eb" officeooo:paragraph-rsid="004a40eb"/>
    </style:style>
    <style:style style:name="P23" style:family="paragraph" style:parent-style-name="SBC_3a_title_3a_1">
      <style:text-properties officeooo:rsid="003c268f" officeooo:paragraph-rsid="003c268f"/>
    </style:style>
    <style:style style:name="P24" style:family="paragraph" style:parent-style-name="SBC_3a_title_3a_1">
      <style:text-properties officeooo:rsid="0009c5c4" officeooo:paragraph-rsid="0009c5c4"/>
    </style:style>
    <style:style style:name="P25" style:family="paragraph" style:parent-style-name="SBC_3a_title_3a_1">
      <style:text-properties officeooo:rsid="00c3297d" officeooo:paragraph-rsid="00c3297d"/>
    </style:style>
    <style:style style:name="P26" style:family="paragraph" style:parent-style-name="SBC_3a_title_3a_2">
      <style:text-properties officeooo:rsid="00dba4a0" officeooo:paragraph-rsid="00dba4a0"/>
    </style:style>
    <style:style style:name="P27" style:family="paragraph" style:parent-style-name="SBC_3a_title_3a_2">
      <style:text-properties officeooo:rsid="00dee86b" officeooo:paragraph-rsid="00dee86b"/>
    </style:style>
    <style:style style:name="P28" style:family="paragraph" style:parent-style-name="SBC_3a_paragraph_3a_first">
      <style:text-properties officeooo:paragraph-rsid="00f173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e6a86c"/>
    </style:style>
    <style:style style:name="T32" style:family="text">
      <style:text-properties officeooo:rsid="00eb640c"/>
    </style:style>
    <style:style style:name="T33" style:family="text">
      <style:text-properties officeooo:rsid="00edfa0d"/>
    </style:style>
    <style:style style:name="T34" style:family="text">
      <style:text-properties officeooo:rsid="00ef5701"/>
    </style:style>
    <style:style style:name="T35" style:family="text">
      <style:text-properties officeooo:rsid="00f351fa"/>
    </style:style>
    <style:style style:name="T36" style:family="text">
      <style:text-properties style:font-name="sans-serif" fo:font-size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21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5"><text:soft-page-break/><text:tab/><text:span text:style-name="T15">A escolha pela ferramenta WEKA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os dados históricos de encaminhamentos realizados estão com as classes definidas.</text:span></text:p>
      <text:h text:style-name="P22" text:outline-level="1">Métodos</text:h>
      <text:h text:style-name="P26" text:outline-level="2">Dados</text:h>
      <text:p text:style-name="P28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.</text:span></text:p>
      <text:p text:style-name="P28"><text:span text:style-name="T30"><text:tab/>Os seguintes atributos são os mais relevantes para a tarefa:</text:span></text:p>
      <text:p text:style-name="SBC_3a_caption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Table_20_Contents">Tipo do processo. (L=Protocolo, F=Fisico)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Table_20_Contents">cdAssunto</text:p>
          </table:table-cell>
          <table:table-cell table:style-name="Table1.A1" office:value-type="string">
            <text:p text:style-name="P15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Table_20_Contents">cdSetorAbertura</text:p>
          </table:table-cell>
          <table:table-cell table:style-name="Table1.A1" office:value-type="string">
            <text:p text:style-name="Table_20_Contents">Setor de abertura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Autuacao</text:p>
          </table:table-cell>
          <table:table-cell table:style-name="Table1.A1" office:value-type="string">
            <text:p text:style-name="Table_20_Contents">Setor de autuação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dUsuario</text:p>
          </table:table-cell>
          <table:table-cell table:style-name="Table1.A1" office:value-type="string">
            <text:p text:style-name="P16">Código do usuário que realizou o encaminhamento.</text:p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1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1">Destino</text:span></text:p>
          </table:table-cell>
          <table:table-cell table:style-name="Table1.A1" office:value-type="string">
            <text:p text:style-name="Table_20_Contents">Setor onde o processo foi encaminhado <text:span text:style-name="T35">(classe)</text:span>.</text:p>
          </table:table-cell>
        </table:table-row>
      </table:table>
      <text:p text:style-name="SBC_3a_paragraph"><text:tab/><text:span text:style-name="T32">Os atributos foram selecionados utilizando o método de ganho de informação (Gain ratio) [Karegowda et al 2010], na ferramenta WEKA, que faz avaliação do valor de um atributo medindo a sua taxa de ganho em relação à classe.</text:span></text:p>
      <text:p text:style-name="P19">Todos os dados são do tipo categórico.</text:p>
      <text:h text:style-name="P27" text:outline-level="2">Algoritmos</text:h>
      <text:p text:style-name="P14">Os algoritmos escolhidos para este artigo são <text:span text:style-name="T29">todos os de arvore de decisão disponíveis na ferramenta WEKA, são eles:</text:span></text:p>
      <text:p text:style-name="P13">J48 (C4.5)</text:p>
      <text:h text:style-name="P23" text:outline-level="1">Implementação</text:h>
      <text:p text:style-name="P7"><text:span text:style-name="T3">Em desenvolvimento</text:span>.</text:p>
      <text:h text:style-name="SBC_3a_title_3a_2" text:outline-level="2"><text:soft-page-break/>Subsections</text:h>
      <text:h text:style-name="P24" text:outline-level="1">Conclusões</text:h>
      <text:p text:style-name="P7"><text:span text:style-name="T3">Em desenvolvimento</text:span>. </text:p>
      <text:h text:style-name="P25" text:outline-level="1"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7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  <text:p text:style-name="P18">Karegowda, <text:span text:style-name="T33">A.G</text:span>., Manjunath, <text:span text:style-name="T33">A.S.,</text:span> &amp; Jayaram, <text:span text:style-name="T33">M.</text:span>A. (<text:span text:style-name="T33">2010</text:span>) “<text:span text:style-name="T33">Comparative study of attribute selection using gain ratio and correlation based feature selection</text:span>”, In: <text:span text:style-name="T33">I</text:span>nternational Journal of Information Technology and Knowledge Management <text:span text:style-name="T34">(IJITKM), Volume 2, No. 2, p. 271-27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159</meta:editing-cycles>
    <meta:editing-duration>P2DT13H47M41S</meta:editing-duration>
    <dc:date>2019-01-22T21:33:54.882535742</dc:date>
    <meta:document-statistic meta:table-count="1" meta:image-count="0" meta:object-count="0" meta:page-count="3" meta:paragraph-count="56" meta:word-count="806" meta:character-count="5355" meta:non-whitespace-character-count="4597"/>
    <meta:user-defined meta:name="Info 1"/>
    <meta:user-defined meta:name="Info 2"/>
    <meta:user-defined meta:name="Info 3"/>
    <meta:user-defined meta:name="Info 4"/>
  </office:meta>
</office:document-meta>
</file>